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0d0d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fo:background-color="#d0d0d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a5a5a5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">
      <style:table-cell-properties fo:background-color="#a5a5a5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a00c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939393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column table:style-name="co1" table:number-columns-repeated="4" table:default-cell-style-name="ce1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7"/>
          <table:table-cell table:style-name="ce2"/>
          <table:table-cell table:style-name="ce2" office:value-type="string" calcext:value-type="string">
            <text:p>Retrações</text:p>
          </table:table-cell>
          <table:table-cell table:style-name="ce2"/>
          <table:table-cell table:style-name="ce8" office:value-type="string" calcext:value-type="string">
            <text:p>Sequência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6"/>
          <table:table-cell table:style-name="ce3"/>
          <table:table-cell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6"/>
          <table:table-cell table:style-name="ce3"/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/>
          <table:table-cell table:style-name="ce6" table:formula="of:=[.K4]/[.K6]" office:value-type="float" office:value="0" calcext:value-type="float">
            <text:p>0</text:p>
          </table:table-cell>
          <table:table-cell table:style-name="ce3" table:formula="of:=[.K5]/[.K6]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table:style-name="ce3" table:formula="of:=[.K4]/[.K7]" office:value-type="float" office:value="0" calcext:value-type="float">
            <text:p>0</text:p>
          </table:table-cell>
          <table:table-cell table:style-name="ce6" table:formula="of:=[.K5]/[.K7]" office:value-type="float" office:value="0.5" calcext:value-type="float">
            <text:p>0,5</text:p>
          </table:table-cell>
          <table:table-cell table:style-name="ce3" table:formula="of:=[.K6]/[.K7]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3" table:formula="of:=[.K5]/[.K8]" office:value-type="float" office:value="0.333333333333333" calcext:value-type="float">
            <text:p>0,333333333333333</text:p>
          </table:table-cell>
          <table:table-cell table:style-name="ce6" table:formula="of:=[.K6]/[.K8]" office:value-type="float" office:value="0.333333333333333" calcext:value-type="float">
            <text:p>0,333333333333333</text:p>
          </table:table-cell>
          <table:table-cell table:style-name="ce3" table:formula="of:=[.K7]/[.K8]" office:value-type="float" office:value="0.666666666666667" calcext:value-type="float">
            <text:p>0,666666666666667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ce3" table:formula="of:=[.K6]/[.K9]" office:value-type="float" office:value="0.2" calcext:value-type="float">
            <text:p>0,2</text:p>
          </table:table-cell>
          <table:table-cell table:style-name="ce6" table:formula="of:=[.K7]/[.K9]" office:value-type="float" office:value="0.4" calcext:value-type="float">
            <text:p>0,4</text:p>
          </table:table-cell>
          <table:table-cell table:style-name="ce3" table:formula="of:=[.K8]/[.K9]" office:value-type="float" office:value="0.6" calcext:value-type="float">
            <text:p>0,6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3" table:formula="of:=[.K7]/[.K10]" office:value-type="float" office:value="0.25" calcext:value-type="float">
            <text:p>0,25</text:p>
          </table:table-cell>
          <table:table-cell table:style-name="ce6" table:formula="of:=[.K8]/[.K10]" office:value-type="float" office:value="0.375" calcext:value-type="float">
            <text:p>0,375</text:p>
          </table:table-cell>
          <table:table-cell table:style-name="ce3" table:formula="of:=[.K9]/[.K10]" office:value-type="float" office:value="0.625" calcext:value-type="float">
            <text:p>0,62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table:style-name="ce3" table:formula="of:=[.K8]/[.K11]" office:value-type="float" office:value="0.230769230769231" calcext:value-type="float">
            <text:p>0,230769230769231</text:p>
          </table:table-cell>
          <table:table-cell table:style-name="ce6" table:formula="of:=[.K9]/[.K11]" office:value-type="float" office:value="0.384615384615385" calcext:value-type="float">
            <text:p>0,384615384615385</text:p>
          </table:table-cell>
          <table:table-cell table:style-name="ce3" table:formula="of:=[.K10]/[.K11]" office:value-type="float" office:value="0.615384615384615" calcext:value-type="float">
            <text:p>0,615384615384615</text:p>
          </table:table-cell>
          <table:table-cell table:style-name="ce9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table:style-name="ce3" table:formula="of:=[.K9]/[.K12]" office:value-type="float" office:value="0.238095238095238" calcext:value-type="float">
            <text:p>0,238095238095238</text:p>
          </table:table-cell>
          <table:table-cell table:style-name="ce6" table:formula="of:=[.K10]/[.K12]" office:value-type="float" office:value="0.380952380952381" calcext:value-type="float">
            <text:p>0,380952380952381</text:p>
          </table:table-cell>
          <table:table-cell table:style-name="ce3" table:formula="of:=[.K11]/[.K12]" office:value-type="float" office:value="0.619047619047619" calcext:value-type="float">
            <text:p>0,619047619047619</text:p>
          </table:table-cell>
          <table:table-cell table:style-name="ce9"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table:style-name="ce3" table:formula="of:=[.K10]/[.K13]" office:value-type="float" office:value="0.235294117647059" calcext:value-type="float">
            <text:p>0,235294117647059</text:p>
          </table:table-cell>
          <table:table-cell table:style-name="ce6" table:formula="of:=[.K11]/[.K13]" office:value-type="float" office:value="0.382352941176471" calcext:value-type="float">
            <text:p>0,382352941176471</text:p>
          </table:table-cell>
          <table:table-cell table:style-name="ce3" table:formula="of:=[.K12]/[.K13]" office:value-type="float" office:value="0.617647058823529" calcext:value-type="float">
            <text:p>0,617647058823529</text:p>
          </table:table-cell>
          <table:table-cell table:style-name="ce9" office:value-type="float" office:value="34" calcext:value-type="float">
            <text:p>34</text:p>
          </table:table-cell>
        </table:table-row>
        <table:table-row table:style-name="ro1">
          <table:table-cell table:number-columns-repeated="7"/>
          <table:table-cell table:style-name="ce3" table:formula="of:=[.K11]/[.K14]" office:value-type="float" office:value="0.236363636363636" calcext:value-type="float">
            <text:p>0,236363636363636</text:p>
          </table:table-cell>
          <table:table-cell table:style-name="ce6" table:formula="of:=[.K12]/[.K14]" office:value-type="float" office:value="0.381818181818182" calcext:value-type="float">
            <text:p>0,381818181818182</text:p>
          </table:table-cell>
          <table:table-cell table:style-name="ce3" table:formula="of:=[.K13]/[.K14]" office:value-type="float" office:value="0.618181818181818" calcext:value-type="float">
            <text:p>0,618181818181818</text:p>
          </table:table-cell>
          <table:table-cell table:style-name="ce9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table:style-name="ce3" table:formula="of:=[.K12]/[.K15]" office:value-type="float" office:value="0.235955056179775" calcext:value-type="float">
            <text:p>0,235955056179775</text:p>
          </table:table-cell>
          <table:table-cell table:style-name="ce6" table:formula="of:=[.K13]/[.K15]" office:value-type="float" office:value="0.382022471910112" calcext:value-type="float">
            <text:p>0,382022471910112</text:p>
          </table:table-cell>
          <table:table-cell table:style-name="ce3" table:formula="of:=[.K14]/[.K15]" office:value-type="float" office:value="0.617977528089888" calcext:value-type="float">
            <text:p>0,617977528089888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number-columns-repeated="7"/>
          <table:table-cell table:style-name="ce3" table:formula="of:=[.K13]/[.K16]" office:value-type="float" office:value="0.236111111111111" calcext:value-type="float">
            <text:p>0,236111111111111</text:p>
          </table:table-cell>
          <table:table-cell table:style-name="ce6" table:formula="of:=[.K14]/[.K16]" office:value-type="float" office:value="0.381944444444444" calcext:value-type="float">
            <text:p>0,381944444444444</text:p>
          </table:table-cell>
          <table:table-cell table:style-name="ce3" table:formula="of:=[.K15]/[.K16]" office:value-type="float" office:value="0.618055555555556" calcext:value-type="float">
            <text:p>0,618055555555556</text:p>
          </table:table-cell>
          <table:table-cell table:style-name="ce9" office:value-type="float" office:value="144" calcext:value-type="float">
            <text:p>144</text:p>
          </table:table-cell>
        </table:table-row>
        <table:table-row table:style-name="ro1">
          <table:table-cell table:number-columns-repeated="7"/>
          <table:table-cell table:style-name="ce3" table:formula="of:=[.K14]/[.K17]" office:value-type="float" office:value="0.236051502145923" calcext:value-type="float">
            <text:p>0,236051502145923</text:p>
          </table:table-cell>
          <table:table-cell table:style-name="ce6" table:formula="of:=[.K15]/[.K17]" office:value-type="float" office:value="0.381974248927039" calcext:value-type="float">
            <text:p>0,381974248927039</text:p>
          </table:table-cell>
          <table:table-cell table:style-name="ce3" table:formula="of:=[.K16]/[.K17]" office:value-type="float" office:value="0.618025751072961" calcext:value-type="float">
            <text:p>0,618025751072961</text:p>
          </table:table-cell>
          <table:table-cell table:style-name="ce9" office:value-type="float" office:value="233" calcext:value-type="float">
            <text:p>233</text:p>
          </table:table-cell>
        </table:table-row>
        <table:table-row table:style-name="ro1">
          <table:table-cell table:number-columns-repeated="7"/>
          <table:table-cell table:style-name="ce3" table:formula="of:=[.K15]/[.K18]" office:value-type="float" office:value="0.236074270557029" calcext:value-type="float">
            <text:p>0,236074270557029</text:p>
          </table:table-cell>
          <table:table-cell table:style-name="ce6" table:formula="of:=[.K16]/[.K18]" office:value-type="float" office:value="0.381962864721485" calcext:value-type="float">
            <text:p>0,381962864721485</text:p>
          </table:table-cell>
          <table:table-cell table:style-name="ce3" table:formula="of:=[.K17]/[.K18]" office:value-type="float" office:value="0.618037135278515" calcext:value-type="float">
            <text:p>0,618037135278515</text:p>
          </table:table-cell>
          <table:table-cell table:style-name="ce9" table:formula="of:=[.K17]+[.K16]" office:value-type="float" office:value="377" calcext:value-type="float">
            <text:p>377</text:p>
          </table:table-cell>
        </table:table-row>
        <table:table-row table:style-name="ro1">
          <table:table-cell table:number-columns-repeated="7"/>
          <table:table-cell table:style-name="ce3" table:formula="of:=[.K16]/[.K19]" office:value-type="float" office:value="0.236065573770492" calcext:value-type="float">
            <text:p>0,236065573770492</text:p>
          </table:table-cell>
          <table:table-cell table:style-name="ce6" table:formula="of:=[.K17]/[.K19]" office:value-type="float" office:value="0.381967213114754" calcext:value-type="float">
            <text:p>0,381967213114754</text:p>
          </table:table-cell>
          <table:table-cell table:style-name="ce3" table:formula="of:=[.K18]/[.K19]" office:value-type="float" office:value="0.618032786885246" calcext:value-type="float">
            <text:p>0,618032786885246</text:p>
          </table:table-cell>
          <table:table-cell table:style-name="ce9" table:formula="of:=[.K18]+[.K17]" office:value-type="float" office:value="610" calcext:value-type="float">
            <text:p>610</text:p>
          </table:table-cell>
        </table:table-row>
        <table:table-row table:style-name="ro1">
          <table:table-cell table:number-columns-repeated="7"/>
          <table:table-cell table:style-name="ce3" table:formula="of:=[.K17]/[.K20]" office:value-type="float" office:value="0.236068895643364" calcext:value-type="float">
            <text:p>0,236068895643364</text:p>
          </table:table-cell>
          <table:table-cell table:style-name="ce6" table:formula="of:=[.K18]/[.K20]" office:value-type="float" office:value="0.381965552178318" calcext:value-type="float">
            <text:p>0,381965552178318</text:p>
          </table:table-cell>
          <table:table-cell table:style-name="ce3" table:formula="of:=[.K19]/[.K20]" office:value-type="float" office:value="0.618034447821682" calcext:value-type="float">
            <text:p>0,618034447821682</text:p>
          </table:table-cell>
          <table:table-cell table:style-name="ce9" table:formula="of:=[.K19]+[.K18]" office:value-type="float" office:value="987" calcext:value-type="float">
            <text:p>987</text:p>
          </table:table-cell>
        </table:table-row>
        <table:table-row table:style-name="ro1">
          <table:table-cell table:number-columns-repeated="7"/>
          <table:table-cell table:style-name="ce3" table:formula="of:=[.K18]/[.K21]" office:value-type="float" office:value="0.23606762680025" calcext:value-type="float">
            <text:p>0,23606762680025</text:p>
          </table:table-cell>
          <table:table-cell table:style-name="ce6" table:formula="of:=[.K19]/[.K21]" office:value-type="float" office:value="0.381966186599875" calcext:value-type="float">
            <text:p>0,381966186599875</text:p>
          </table:table-cell>
          <table:table-cell table:style-name="ce3" table:formula="of:=[.K20]/[.K21]" office:value-type="float" office:value="0.618033813400125" calcext:value-type="float">
            <text:p>0,618033813400125</text:p>
          </table:table-cell>
          <table:table-cell table:style-name="ce9" table:formula="of:=[.K20]+[.K19]" office:value-type="float" office:value="1597" calcext:value-type="float">
            <text:p>1597</text:p>
          </table:table-cell>
        </table:table-row>
        <table:table-row table:style-name="ro1">
          <table:table-cell table:number-columns-repeated="7"/>
          <table:table-cell table:style-name="ce3" table:formula="of:=[.K19]/[.K22]" office:value-type="float" office:value="0.236068111455108" calcext:value-type="float">
            <text:p>0,236068111455108</text:p>
          </table:table-cell>
          <table:table-cell table:style-name="ce6" table:formula="of:=[.K20]/[.K22]" office:value-type="float" office:value="0.381965944272446" calcext:value-type="float">
            <text:p>0,381965944272446</text:p>
          </table:table-cell>
          <table:table-cell table:style-name="ce3" table:formula="of:=[.K21]/[.K22]" office:value-type="float" office:value="0.618034055727554" calcext:value-type="float">
            <text:p>0,618034055727554</text:p>
          </table:table-cell>
          <table:table-cell table:style-name="ce9" table:formula="of:=[.K21]+[.K20]" office:value-type="float" office:value="2584" calcext:value-type="float">
            <text:p>2584</text:p>
          </table:table-cell>
        </table:table-row>
        <table:table-row table:style-name="ro1">
          <table:table-cell table:number-columns-repeated="7"/>
          <table:table-cell table:style-name="ce3" table:formula="of:=[.K20]/[.K23]" office:value-type="float" office:value="0.236067926333413" calcext:value-type="float">
            <text:p>0,236067926333413</text:p>
          </table:table-cell>
          <table:table-cell table:style-name="ce6" table:formula="of:=[.K21]/[.K23]" office:value-type="float" office:value="0.381966036833293" calcext:value-type="float">
            <text:p>0,381966036833293</text:p>
          </table:table-cell>
          <table:table-cell table:style-name="ce3" table:formula="of:=[.K22]/[.K23]" office:value-type="float" office:value="0.618033963166707" calcext:value-type="float">
            <text:p>0,618033963166707</text:p>
          </table:table-cell>
          <table:table-cell table:style-name="ce9" table:formula="of:=[.K22]+[.K21]" office:value-type="float" office:value="4181" calcext:value-type="float">
            <text:p>4181</text:p>
          </table:table-cell>
        </table:table-row>
        <table:table-row table:style-name="ro1">
          <table:table-cell table:number-columns-repeated="7"/>
          <table:table-cell table:style-name="ce3" table:formula="of:=[.K21]/[.K24]" office:value-type="float" office:value="0.236067997043607" calcext:value-type="float">
            <text:p>0,236067997043607</text:p>
          </table:table-cell>
          <table:table-cell table:style-name="ce6" table:formula="of:=[.K22]/[.K24]" office:value-type="float" office:value="0.381966001478197" calcext:value-type="float">
            <text:p>0,381966001478197</text:p>
          </table:table-cell>
          <table:table-cell table:style-name="ce3" table:formula="of:=[.K23]/[.K24]" office:value-type="float" office:value="0.618033998521803" calcext:value-type="float">
            <text:p>0,618033998521803</text:p>
          </table:table-cell>
          <table:table-cell table:style-name="ce9" table:formula="of:=[.K23]+[.K22]" office:value-type="float" office:value="6765" calcext:value-type="float">
            <text:p>6765</text:p>
          </table:table-cell>
        </table:table-row>
        <table:table-row table:style-name="ro1">
          <table:table-cell table:number-columns-repeated="7"/>
          <table:table-cell table:style-name="ce3" table:formula="of:=[.K22]/[.K25]" office:value-type="float" office:value="0.236067970034716" calcext:value-type="float">
            <text:p>0,236067970034716</text:p>
          </table:table-cell>
          <table:table-cell table:style-name="ce6" table:formula="of:=[.K23]/[.K25]" office:value-type="float" office:value="0.381966014982642" calcext:value-type="float">
            <text:p>0,381966014982642</text:p>
          </table:table-cell>
          <table:table-cell table:style-name="ce3" table:formula="of:=[.K24]/[.K25]" office:value-type="float" office:value="0.618033985017358" calcext:value-type="float">
            <text:p>0,618033985017358</text:p>
          </table:table-cell>
          <table:table-cell table:style-name="ce9" table:formula="of:=[.K24]+[.K23]" office:value-type="float" office:value="10946" calcext:value-type="float">
            <text:p>10946</text:p>
          </table:table-cell>
        </table:table-row>
        <table:table-row table:style-name="ro1">
          <table:table-cell table:number-columns-repeated="7"/>
          <table:table-cell table:style-name="ce3" table:formula="of:=[.K23]/[.K26]" office:value-type="float" office:value="0.236067980351194" calcext:value-type="float">
            <text:p>0,236067980351194</text:p>
          </table:table-cell>
          <table:table-cell table:style-name="ce6" table:formula="of:=[.K24]/[.K26]" office:value-type="float" office:value="0.381966009824403" calcext:value-type="float">
            <text:p>0,381966009824403</text:p>
          </table:table-cell>
          <table:table-cell table:style-name="ce3" table:formula="of:=[.K25]/[.K26]" office:value-type="float" office:value="0.618033990175597" calcext:value-type="float">
            <text:p>0,618033990175597</text:p>
          </table:table-cell>
          <table:table-cell table:style-name="ce9" table:formula="of:=[.K25]+[.K24]" office:value-type="float" office:value="17711" calcext:value-type="float">
            <text:p>17711</text:p>
          </table:table-cell>
        </table:table-row>
        <table:table-row table:style-name="ro1">
          <table:table-cell table:number-columns-repeated="7"/>
          <table:table-cell table:style-name="ce3" table:formula="of:=[.K24]/[.K27]" office:value-type="float" office:value="0.23606797641065" calcext:value-type="float">
            <text:p>0,23606797641065</text:p>
          </table:table-cell>
          <table:table-cell table:style-name="ce6" table:formula="of:=[.K25]/[.K27]" office:value-type="float" office:value="0.381966011794675" calcext:value-type="float">
            <text:p>0,381966011794675</text:p>
          </table:table-cell>
          <table:table-cell table:style-name="ce3" table:formula="of:=[.K26]/[.K27]" office:value-type="float" office:value="0.618033988205325" calcext:value-type="float">
            <text:p>0,618033988205325</text:p>
          </table:table-cell>
          <table:table-cell table:style-name="ce9" table:formula="of:=[.K26]+[.K25]" office:value-type="float" office:value="28657" calcext:value-type="float">
            <text:p>28657</text:p>
          </table:table-cell>
        </table:table-row>
        <table:table-row table:style-name="ro1">
          <table:table-cell table:number-columns-repeated="7"/>
          <table:table-cell table:style-name="ce3" table:formula="of:=[.K25]/[.K28]" office:value-type="float" office:value="0.236067977915804" calcext:value-type="float">
            <text:p>0,236067977915804</text:p>
          </table:table-cell>
          <table:table-cell table:style-name="ce6" table:formula="of:=[.K26]/[.K28]" office:value-type="float" office:value="0.381966011042098" calcext:value-type="float">
            <text:p>0,381966011042098</text:p>
          </table:table-cell>
          <table:table-cell table:style-name="ce3" table:formula="of:=[.K27]/[.K28]" office:value-type="float" office:value="0.618033988957902" calcext:value-type="float">
            <text:p>0,618033988957902</text:p>
          </table:table-cell>
          <table:table-cell table:style-name="ce9" table:formula="of:=[.K27]+[.K26]" office:value-type="float" office:value="46368" calcext:value-type="float">
            <text:p>46368</text:p>
          </table:table-cell>
        </table:table-row>
        <table:table-row table:style-name="ro1">
          <table:table-cell table:number-columns-repeated="7"/>
          <table:table-cell table:style-name="ce3" table:formula="of:=[.K26]/[.K29]" office:value-type="float" office:value="0.236067977340886" calcext:value-type="float">
            <text:p>0,236067977340886</text:p>
          </table:table-cell>
          <table:table-cell table:style-name="ce6" table:formula="of:=[.K27]/[.K29]" office:value-type="float" office:value="0.381966011329557" calcext:value-type="float">
            <text:p>0,381966011329557</text:p>
          </table:table-cell>
          <table:table-cell table:style-name="ce3" table:formula="of:=[.K28]/[.K29]" office:value-type="float" office:value="0.618033988670443" calcext:value-type="float">
            <text:p>0,618033988670443</text:p>
          </table:table-cell>
          <table:table-cell table:style-name="ce9" table:formula="of:=[.K28]+[.K27]" office:value-type="float" office:value="75025" calcext:value-type="float">
            <text:p>75025</text:p>
          </table:table-cell>
        </table:table-row>
        <table:table-row table:style-name="ro1">
          <table:table-cell table:number-columns-repeated="7"/>
          <table:table-cell table:style-name="ce3" table:formula="of:=[.K27]/[.K30]" office:value-type="float" office:value="0.236067977560485" calcext:value-type="float">
            <text:p>0,236067977560485</text:p>
          </table:table-cell>
          <table:table-cell table:style-name="ce6" table:formula="of:=[.K28]/[.K30]" office:value-type="float" office:value="0.381966011219757" calcext:value-type="float">
            <text:p>0,381966011219757</text:p>
          </table:table-cell>
          <table:table-cell table:style-name="ce3" table:formula="of:=[.K29]/[.K30]" office:value-type="float" office:value="0.618033988780243" calcext:value-type="float">
            <text:p>0,618033988780243</text:p>
          </table:table-cell>
          <table:table-cell table:style-name="ce9" table:formula="of:=[.K29]+[.K28]" office:value-type="float" office:value="121393" calcext:value-type="float">
            <text:p>121393</text:p>
          </table:table-cell>
        </table:table-row>
        <table:table-row table:style-name="ro1">
          <table:table-cell table:number-columns-repeated="7"/>
          <table:table-cell table:style-name="ce3" table:formula="of:=[.K28]/[.K31]" office:value-type="float" office:value="0.236067977476606" calcext:value-type="float">
            <text:p>0,236067977476606</text:p>
          </table:table-cell>
          <table:table-cell table:style-name="ce6" table:formula="of:=[.K29]/[.K31]" office:value-type="float" office:value="0.381966011261697" calcext:value-type="float">
            <text:p>0,381966011261697</text:p>
          </table:table-cell>
          <table:table-cell table:style-name="ce3" table:formula="of:=[.K30]/[.K31]" office:value-type="float" office:value="0.618033988738303" calcext:value-type="float">
            <text:p>0,618033988738303</text:p>
          </table:table-cell>
          <table:table-cell table:style-name="ce9" table:formula="of:=[.K30]+[.K29]" office:value-type="float" office:value="196418" calcext:value-type="float">
            <text:p>196418</text:p>
          </table:table-cell>
        </table:table-row>
        <table:table-row table:style-name="ro1">
          <table:table-cell table:number-columns-repeated="7"/>
          <table:table-cell table:style-name="ce3" table:formula="of:=[.K29]/[.K32]" office:value-type="float" office:value="0.236067977508645" calcext:value-type="float">
            <text:p>0,236067977508645</text:p>
          </table:table-cell>
          <table:table-cell table:style-name="ce6" table:formula="of:=[.K30]/[.K32]" office:value-type="float" office:value="0.381966011245678" calcext:value-type="float">
            <text:p>0,381966011245678</text:p>
          </table:table-cell>
          <table:table-cell table:style-name="ce3" table:formula="of:=[.K31]/[.K32]" office:value-type="float" office:value="0.618033988754323" calcext:value-type="float">
            <text:p>0,618033988754323</text:p>
          </table:table-cell>
          <table:table-cell table:style-name="ce9" table:formula="of:=[.K31]+[.K30]" office:value-type="float" office:value="317811" calcext:value-type="float">
            <text:p>317811</text:p>
          </table:table-cell>
        </table:table-row>
        <table:table-row table:style-name="ro1">
          <table:table-cell table:number-columns-repeated="7"/>
          <table:table-cell table:style-name="ce4" table:formula="of:=[.K30]/[.K33]" office:value-type="percentage" office:value="0.236067977496407" calcext:value-type="percentage">
            <text:p>23,61%</text:p>
          </table:table-cell>
          <table:table-cell table:style-name="ce7" table:formula="of:=[.K31]/[.K33]" office:value-type="percentage" office:value="0.381966011251796" calcext:value-type="percentage">
            <text:p>38,20%</text:p>
          </table:table-cell>
          <table:table-cell table:style-name="ce4" table:formula="of:=[.K32]/[.K33]" office:value-type="percentage" office:value="0.618033988748204" calcext:value-type="percentage">
            <text:p>61,80%</text:p>
          </table:table-cell>
          <table:table-cell table:style-name="ce9" table:formula="of:=[.K32]+[.K31]" office:value-type="float" office:value="514229" calcext:value-type="float">
            <text:p>51422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ce4" office:value-type="percentage" office:value="0.236" calcext:value-type="percentage">
            <text:p>23,60%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5" office:value-type="percentage" office:value="0.382" calcext:value-type="percentage">
            <text:p>38,20%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5" office:value-type="percentage" office:value="0.5" calcext:value-type="percentage">
            <text:p>50,00%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 office:value-type="percentage" office:value="0.618" calcext:value-type="percentage">
            <text:p>61,80%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5" office:value-type="percentage" office:value="0.764" calcext:value-type="percentage">
            <text:p>76,40%</text:p>
          </table:table-cell>
          <table:table-cell table:number-columns-repeated="3"/>
        </table:table-row>
        <table:table-row table:style-name="ro1" table:number-rows-repeated="104853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1:41:30.235306546</meta:creation-date>
    <dc:date>2025-06-03T14:29:54.125729298</dc:date>
    <meta:editing-duration>PT2H48M24S</meta:editing-duration>
    <meta:editing-cycles>1</meta:editing-cycles>
    <meta:document-statistic meta:table-count="1" meta:cell-count="121" meta:object-count="0"/>
    <meta:generator>LibreOffice/7.4.7.2$Linux_X86_64 LibreOffice_project/40$Build-2</meta:generator>
  </office:meta>
</office:document-meta>
</file>